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ering behavior<text:span text:style-name="T1">:</text:span></text:p>
      <text:p text:style-name="P2"><text:tab/>-Katalog von primitiven Bewegungen</text:p>
      <text:p text:style-name="P2"><text:tab/><text:tab/>→ Kombination von Bewegungen erzeugen</text:p>
      <text:p text:style-name="P2">Auf ein Ziel zulaufen:</text:p>
      <text:p text:style-name="P2"><text:tab/>Richtung = Ziel – Start</text:p>
      <text:p text:style-name="P2">Weglaufen:</text:p>
      <text:p text:style-name="P2"><text:tab/>Gegenteil von oben</text:p>
      <text:p text:style-name="P2"/>
      <text:p text:style-name="P2">Natürlichkeit verbessert durch:</text:p>
      <text:p text:style-name="P2"><text:tab/>-Beschleunigung</text:p>
      <text:p text:style-name="P2"><text:tab/>-Ausrichtung</text:p>
      <text:p text:style-name="P2"/>
      <text:p text:style-name="P2">Seek:</text:p>
      <text:p text:style-name="P2"><text:tab/>Ziel-Position</text:p>
      <text:p text:style-name="P2">Persue:</text:p>
      <text:p text:style-name="P2"><text:tab/>Seek mit Prediktion</text:p>
      <text:p text:style-name="P2">Flee:</text:p>
      <text:p text:style-name="P2"><text:tab/>Position-Ziel</text:p>
      <text:p text:style-name="P2">Wander(Ziellos):</text:p>
      <text:p text:style-name="P2"><text:tab/>Kreis vor einem als mögliche Zielpositionsmenge</text:p>
      <text:p text:style-name="P2">Pfadverfolgung:</text:p>
      <text:p text:style-name="P2"><text:tab/>Nächsten Punkt auf Kurve suchen</text:p>
      <text:p text:style-name="P2"><text:tab/>Nochn Punkt suchen</text:p>
      <text:p text:style-name="P2"><text:tab/>hingehn</text:p>
      <text:p text:style-name="P2">Separation:</text:p>
      <text:p text:style-name="P2"><text:tab/>-Kollision in Menschenmassen</text:p>
      <text:p text:style-name="P2"><text:tab/><text:tab/>-Beschleunigung <text:s/>=&gt; 0</text:p>
      <text:p text:style-name="P2"><text:tab/><text:tab/>-Gucken ob in der nähe ein möglicher kollisionspartner ist</text:p>
      <text:p text:style-name="P2"><text:tab/><text:tab/>-Je näher desto stärkerer Richtungswechsel</text:p>
      <text:p text:style-name="P2">Obstacle Avoidance:</text:p>
      <text:p text:style-name="P2"><text:tab/>-mit Strahl oder Mehrere oder Kegel</text:p>
      <text:p text:style-name="P2"><text:tab/>-z.B. Wenn nichts 3 Meter vor einem ist</text:p>
      <text:p text:style-name="P2"/>
      <text:p text:style-name="P2"/>
      <text:p text:style-name="P2">Beschleunigung:</text:p>
      <text:p text:style-name="P2"><text:tab/>(Zielgeschwindigkeit-Startgeschwindigkeit)/Wunschzeit</text:p>
      <text:p text:style-name="P2"/>
      <text:p text:style-name="P2">Ausrichtung:</text:p>
      <text:p text:style-name="P2">Align:</text:p>
      <text:p text:style-name="P2"><text:tab/>-Drehen zum Ziel</text:p>
      <text:p text:style-name="P2"><text:tab/>-Zielwink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3:02:53.59</meta:creation-date>
    <dc:date>2014-04-16T16:40:44.42</dc:date>
    <meta:editing-duration>PT4H39M34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36" meta:word-count="99" meta:character-count="808"/>
  </office:meta>
</office:document-meta>
</file>